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7484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5339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5417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3965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3654in"/>
    </style:style>
    <style:style style:name="co16" style:family="table-column">
      <style:table-column-properties fo:break-before="auto" style:column-width="0.75in"/>
    </style:style>
    <style:style style:name="co17" style:family="table-column">
      <style:table-column-properties fo:break-before="auto" style:column-width="0.6693in"/>
    </style:style>
    <style:style style:name="co18" style:family="table-column">
      <style:table-column-properties fo:break-before="auto" style:column-width="0.8791in"/>
    </style:style>
    <style:style style:name="co19" style:family="table-column">
      <style:table-column-properties fo:break-before="auto" style:column-width="1.0339in"/>
    </style:style>
    <style:style style:name="co20" style:family="table-column">
      <style:table-column-properties fo:break-before="auto" style:column-width="1.8189in"/>
    </style:style>
    <style:style style:name="co21" style:family="table-column">
      <style:table-column-properties fo:break-before="auto" style:column-width="1.263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eeeeee" fo:border="0.74pt solid #000000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111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112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102">
          <table:error-message table:message-type="stop" table:display="true"/>
        </table:content-validation>
        <table:content-validation table:name="val5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O102">
          <table:error-message table:message-type="stop" table:display="true"/>
        </table:content-validation>
        <table:content-validation table:name="val7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8" table:condition="of:cell-content-is-in-list(&quot;Yes&quot;;&quot;No&quot;)" table:allow-empty-cell="false" table:display-list="unsorted" table:base-cell-address="ELSE.AA102">
          <table:error-message table:message-type="stop" table:display="true"/>
        </table:content-validation>
        <table:content-validation table:name="val9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0" table:condition="of:cell-content-is-in-list(&quot;Inside&quot;;&quot;Outside&quot;)" table:allow-empty-cell="true" table:display-list="unsorted" table:base-cell-address="ELSE.AF92">
          <table:error-message table:message-type="stop" table:display="true"/>
        </table:content-validation>
        <table:content-validation table:name="val11" table:condition="of:cell-content-is-in-list(&quot;Inside&quot;;&quot;Outside&quot;)" table:allow-empty-cell="true" table:display-list="unsorted" table:base-cell-address="ELSE.AF4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ELSE.AI9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ELSE.AI4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4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4" table:default-cell-style-name="ce2"/>
        <table:table-column table:style-name="co14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10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2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office:value-type="string" calcext:value-type="string">
            <text:p>OFF_GRID</text:p>
          </table:table-cell>
          <table:table-cell table:style-name="ce16"/>
          <table:table-cell table:style-name="ce11" office:value-type="string" calcext:value-type="string">
            <text:p>DLC_STELAE_C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16" table:content-validation-name="val5"/>
          <table:table-cell table:style-name="ce16" table:content-validation-name="val7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8" office:value-type="string" calcext:value-type="string">
            <text:p>No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table:content-validation-name="val10" office:value-type="string" calcext:value-type="string">
            <text:p>Insid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content-validation-name="val12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 office:value-type="string" calcext:value-type="string">
            <text:p>MUD</text:p>
          </table:table-cell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30"/>
          <table:table-cell table:style-name="ce31"/>
          <table:table-cell table:style-name="ce25" table:content-validation-name="val8" office:value-type="string" calcext:value-type="string">
            <text:p>No</text:p>
          </table:table-cell>
          <table:table-cell table:style-name="ce6" table:number-columns-repeated="3"/>
          <table:table-cell table:style-name="ce22"/>
          <table:table-cell table:style-name="ce15" table:content-validation-name="val11"/>
          <table:table-cell table:style-name="ce15" table:number-columns-repeated="2"/>
          <table:table-cell table:style-name="ce15" table:content-validation-name="val13"/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5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1" office:value-type="string" calcext:value-type="string">
            <text:p>TORCH</text:p>
          </table:table-cell>
          <table:table-cell table:style-name="ce16"/>
          <table:table-cell table:style-name="ce16" office:value-type="string" calcext:value-type="string">
            <text:p>PLANT_FLOWERS</text:p>
          </table:table-cell>
          <table:table-cell table:style-name="ce16" office:value-type="float" office:value="1366" calcext:value-type="float">
            <text:p>1366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 table:number-columns-repeated="4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 office:value-type="string" calcext:value-type="string">
            <text:p>MUD</text:p>
          </table:table-cell>
          <table:table-cell table:style-name="ce16" office:value-type="string" calcext:value-type="string">
            <text:p>DLC_DIRT4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30"/>
          <table:table-cell table:style-name="ce31"/>
          <table:table-cell table:style-name="ce25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1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BEACH</text:p>
          </table:table-cell>
          <table:table-cell table:style-name="ce16" table:number-columns-repeated="2"/>
          <table:table-cell table:style-name="ce4" table:number-columns-repeated="2"/>
          <table:table-cell table:style-name="ce19"/>
          <table:table-cell table:style-name="ce4"/>
          <table:table-cell table:style-name="ce19" table:formula="of:=COM.MICROSOFT.TEXTJOIN(&quot;,&quot;;1;[.$A$9])" office:value-type="string" office:string-value="5" calcext:value-type="string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1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BEACH</text:p>
          </table:table-cell>
          <table:table-cell table:style-name="ce16" table:number-columns-repeated="2"/>
          <table:table-cell table:style-name="ce4" table:number-columns-repeated="2"/>
          <table:table-cell table:style-name="ce19"/>
          <table:table-cell table:style-name="ce4"/>
          <table:table-cell table:style-name="ce19" table:formula="of:=COM.MICROSOFT.TEXTJOIN(&quot;,&quot;;1;[.$A$10])" office:value-type="string" office:string-value="6" calcext:value-type="string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1" office:value-type="string" calcext:value-type="string">
            <text:p>ROCK</text:p>
          </table:table-cell>
          <table:table-cell table:style-name="ce16"/>
          <table:table-cell table:style-name="ce4" office:value-type="string" calcext:value-type="string">
            <text:p>DLC_AFRICANBU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UD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 table:formula="of:=COM.MICROSOFT.TEXTJOIN(&quot;,&quot;;1;[.$A$5];[.$A$10])" office:value-type="string" office:string-value="1,6" calcext:value-type="string">
            <text:p>1,6</text:p>
          </table:table-cell>
          <table:table-cell table:style-name="ce4" office:value-type="string" calcext:value-type="string">
            <text:p>3,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1" office:value-type="string" calcext:value-type="string">
            <text:p>ROCK2</text:p>
          </table:table-cell>
          <table:table-cell table:style-name="ce16" office:value-type="float" office:value="1323" calcext:value-type="float">
            <text:p>1323</text:p>
          </table:table-cell>
          <table:table-cell table:style-name="ce4" office:value-type="string" calcext:value-type="string">
            <text:p>DLC_AFRICANBU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UD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 table:formula="of:=COM.MICROSOFT.TEXTJOIN(&quot;,&quot;;1;[.$A$5];[.$A$10];[.$A$12])" office:value-type="string" office:string-value="1,6,8" calcext:value-type="string">
            <text:p>1,6,8</text:p>
          </table:table-cell>
          <table:table-cell table:style-name="ce4" office:value-type="string" calcext:value-type="string">
            <text:p>3,2,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5" office:value-type="string" calcext:value-type="string">
            <text:p>ROCK</text:p>
          </table:table-cell>
          <table:table-cell table:style-name="ce16"/>
          <table:table-cell table:style-name="ce16" office:value-type="string" calcext:value-type="string">
            <text:p>DLC_DRAGONTREE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UD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 table:formula="of:=COM.MICROSOFT.TEXTJOIN(&quot;,&quot;;1;[.$A$5];[.$A$10];[.$A$12];[.$A$13])" office:value-type="string" office:string-value="1,6,8,9" calcext:value-type="string">
            <text:p>1,6,8,9</text:p>
          </table:table-cell>
          <table:table-cell table:style-name="ce4" office:value-type="string" calcext:value-type="string">
            <text:p>3,2,2,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5" office:value-type="string" calcext:value-type="string">
            <text:p>ROCK2</text:p>
          </table:table-cell>
          <table:table-cell table:style-name="ce16" office:value-type="float" office:value="1323" calcext:value-type="float">
            <text:p>1323</text:p>
          </table:table-cell>
          <table:table-cell table:style-name="ce16" office:value-type="string" calcext:value-type="string">
            <text:p>DLC_DRAGONTREE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UD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 table:formula="of:=COM.MICROSOFT.TEXTJOIN(&quot;,&quot;;1;[.$A$5];[.$A$10];[.$A$12];[.$A$13];[.$A$14])" office:value-type="string" office:string-value="1,6,8,9,10" calcext:value-type="string">
            <text:p>1,6,8,9,10</text:p>
          </table:table-cell>
          <table:table-cell table:style-name="ce4" office:value-type="string" calcext:value-type="string">
            <text:p>3,2,2,2,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7" office:value-type="string" calcext:value-type="string">
            <text:p>GOLD</text:p>
          </table:table-cell>
          <table:table-cell table:style-name="ce21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4" office:value-type="float" office:value="10000" calcext:value-type="float">
            <text:p>10000</text:p>
          </table:table-cell>
          <table:table-cell table:style-name="ce21" table:number-columns-repeated="3"/>
          <table:table-cell table:style-name="ce21" table:content-validation-name="val5"/>
          <table:table-cell table:style-name="ce21" table:content-validation-name="val7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MUD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29"/>
          <table:table-cell table:style-name="ce17"/>
          <table:table-cell table:style-name="ce29"/>
          <table:table-cell table:style-name="ce17"/>
          <table:table-cell table:style-name="ce21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UD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 table:formula="of:=COM.MICROSOFT.TEXTJOIN(&quot;,&quot;;1;[.$A$16])" office:value-type="string" office:string-value="12" calcext:value-type="string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formula="of:=COM.MICROSOFT.TEXTJOIN(&quot;,&quot;;1;[.$A$13];[.$A$14];[.$A$15])" office:value-type="string" office:string-value="9,10,11" calcext:value-type="string">
            <text:p>9,10,11</text:p>
          </table:table-cell>
          <table:table-cell table:style-name="ce31" office:value-type="float" office:value="1" calcext:value-type="float">
            <text:p>1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UD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 table:formula="of:=COM.MICROSOFT.TEXTJOIN(&quot;,&quot;;1;[.$A$16])" office:value-type="string" office:string-value="12" calcext:value-type="string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formula="of:=COM.MICROSOFT.TEXTJOIN(&quot;,&quot;;1;[.$A$12];[.$A$14];[.$A$15];[.$A$17])" office:value-type="string" office:string-value="8,10,11,13" calcext:value-type="string">
            <text:p>8,10,11,13</text:p>
          </table:table-cell>
          <table:table-cell table:style-name="ce31" office:value-type="float" office:value="1" calcext:value-type="float">
            <text:p>1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UD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 table:formula="of:=COM.MICROSOFT.TEXTJOIN(&quot;,&quot;;1;[.$A$16])" office:value-type="string" office:string-value="12" calcext:value-type="string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formula="of:=COM.MICROSOFT.TEXTJOIN(&quot;,&quot;;1;[.$A$12];[.$A$13];[.$A$15];[.$A$17];[.$A$18])" office:value-type="string" office:string-value="8,9,11,13,14" calcext:value-type="string">
            <text:p>8,9,11,13,14</text:p>
          </table:table-cell>
          <table:table-cell table:style-name="ce31" office:value-type="float" office:value="1" calcext:value-type="float">
            <text:p>1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UD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 table:formula="of:=COM.MICROSOFT.TEXTJOIN(&quot;,&quot;;1;[.$A$16])" office:value-type="string" office:string-value="12" calcext:value-type="string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formula="of:=COM.MICROSOFT.TEXTJOIN(&quot;,&quot;;1;[.$A$12];[.$A$13];[.$A$14];[.$A$17];[.$A$18];[.$A$19])" office:value-type="string" office:string-value="8,9,10,13,14,15" calcext:value-type="string">
            <text:p>8,9,10,13,14,15</text:p>
          </table:table-cell>
          <table:table-cell table:style-name="ce31" office:value-type="float" office:value="1" calcext:value-type="float">
            <text:p>1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5" office:value-type="string" calcext:value-type="string">
            <text:p>ROCK</text:p>
          </table:table-cell>
          <table:table-cell table:style-name="ce16"/>
          <table:table-cell table:style-name="ce16" office:value-type="string" calcext:value-type="string">
            <text:p>TREE_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4"/>
          <table:table-cell table:style-name="ce19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ROCK2</text:p>
          </table:table-cell>
          <table:table-cell table:style-name="ce16" office:value-type="float" office:value="1323" calcext:value-type="float">
            <text:p>1323</text:p>
          </table:table-cell>
          <table:table-cell table:style-name="ce16" office:value-type="string" calcext:value-type="string">
            <text:p>TREE_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4"/>
          <table:table-cell table:style-name="ce19" table:formula="of:=COM.MICROSOFT.TEXTJOIN(&quot;,&quot;;1;[.$A$11];[.$A$21])" office:value-type="string" office:string-value="7,17" calcext:value-type="string">
            <text:p>7,17</text:p>
          </table:table-cell>
          <table:table-cell table:style-name="ce4" office:value-type="string" calcext:value-type="string">
            <text:p>2,3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ROCK</text:p>
          </table:table-cell>
          <table:table-cell table:style-name="ce16"/>
          <table:table-cell table:style-name="ce16" office:value-type="string" calcext:value-type="string">
            <text:p>DLC_MANGROVE_TREE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9"/>
          <table:table-cell table:style-name="ce4"/>
          <table:table-cell table:style-name="ce19" table:formula="of:=COM.MICROSOFT.TEXTJOIN(&quot;,&quot;;1;[.$A$10];[.$A$11])" office:value-type="string" office:string-value="6,7" calcext:value-type="string">
            <text:p>6,7</text:p>
          </table:table-cell>
          <table:table-cell table:style-name="ce4" office:value-type="string" calcext:value-type="string">
            <text:p>2,1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ROCK2</text:p>
          </table:table-cell>
          <table:table-cell table:style-name="ce16" office:value-type="float" office:value="1323" calcext:value-type="float">
            <text:p>1323</text:p>
          </table:table-cell>
          <table:table-cell table:style-name="ce16" office:value-type="string" calcext:value-type="string">
            <text:p>DLC_MANGROVE_TREE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9"/>
          <table:table-cell table:style-name="ce4"/>
          <table:table-cell table:style-name="ce19" table:formula="of:=COM.MICROSOFT.TEXTJOIN(&quot;,&quot;;1;[.$A$10];[.$A$11];[.$A$23])" office:value-type="string" office:string-value="6,7,19" calcext:value-type="string">
            <text:p>6,7,19</text:p>
          </table:table-cell>
          <table:table-cell table:style-name="ce4" office:value-type="string" calcext:value-type="string">
            <text:p>2,1,6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ROCK</text:p>
          </table:table-cell>
          <table:table-cell table:style-name="ce16"/>
          <table:table-cell table:style-name="ce16" office:value-type="string" calcext:value-type="string">
            <text:p>DLC_MANGROVE_TREE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ROWN_WATER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9"/>
          <table:table-cell table:style-name="ce4"/>
          <table:table-cell table:style-name="ce19" table:formula="of:=COM.MICROSOFT.TEXTJOIN(&quot;,&quot;;1;[.$A$10];[.$A$11])" office:value-type="string" office:string-value="6,7" calcext:value-type="string">
            <text:p>6,7</text:p>
          </table:table-cell>
          <table:table-cell table:style-name="ce4" office:value-type="string" calcext:value-type="string">
            <text:p>2,1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ROCK2</text:p>
          </table:table-cell>
          <table:table-cell table:style-name="ce16" office:value-type="float" office:value="1323" calcext:value-type="float">
            <text:p>1323</text:p>
          </table:table-cell>
          <table:table-cell table:style-name="ce16" office:value-type="string" calcext:value-type="string">
            <text:p>DLC_MANGROVE_TREE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ROWN_WATER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9"/>
          <table:table-cell table:style-name="ce4"/>
          <table:table-cell table:style-name="ce19" table:formula="of:=COM.MICROSOFT.TEXTJOIN(&quot;,&quot;;1;[.$A$10];[.$A$11];[.$A$25])" office:value-type="string" office:string-value="6,7,21" calcext:value-type="string">
            <text:p>6,7,21</text:p>
          </table:table-cell>
          <table:table-cell table:style-name="ce4" office:value-type="string" calcext:value-type="string">
            <text:p>2,1,6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ON_GRID</text:p>
          </table:table-cell>
          <table:table-cell table:style-name="ce16"/>
          <table:table-cell table:style-name="ce16" office:value-type="string" calcext:value-type="string">
            <text:p>SHORE_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 table:formula="of:=COM.MICROSOFT.TEXTJOIN(&quot;,&quot;;1;[.$A$10])" office:value-type="string" office:string-value="6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ON_GRID</text:p>
          </table:table-cell>
          <table:table-cell table:style-name="ce16"/>
          <table:table-cell table:style-name="ce16" office:value-type="string" calcext:value-type="string">
            <text:p>SHORE_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ROWN_WATER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 table:formula="of:=COM.MICROSOFT.TEXTJOIN(&quot;,&quot;;1;[.$A$10])" office:value-type="string" office:string-value="6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9" table:formula="of:=COM.MICROSOFT.TEXTJOIN(&quot;,&quot;;1;[.$A$27])" office:value-type="string" office:string-value="23" calcext:value-type="string">
            <text:p>23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DLC_CROCODIL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MUD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TREE_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16" table:number-columns-repeated="3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BEACH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 table:formula="of:=COM.MICROSOFT.TEXTJOIN(&quot;,&quot;;1;[.$A$10])" office:value-type="string" office:string-value="6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DLC_AFRICAN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/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9"/>
          <table:table-cell table:style-name="ce4"/>
          <table:table-cell table:style-name="ce19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5" calcext:value-type="float">
            <text:p>25</text:p>
          </table:table-cell>
          <table:table-cell table:style-name="ce16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9"/>
          <table:table-cell table:style-name="ce4"/>
          <table:table-cell table:style-name="ce19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DLC_ZEBRA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9"/>
          <table:table-cell table:style-name="ce4"/>
          <table:table-cell table:style-name="ce19" table:formula="of:=COM.MICROSOFT.TEXTJOIN(&quot;,&quot;;1;[.$A$7];[.$A$32])" office:value-type="string" office:string-value="3,28" calcext:value-type="string">
            <text:p>3,28</text:p>
          </table:table-cell>
          <table:table-cell table:style-name="ce4" office:value-type="string" calcext:value-type="string">
            <text:p>24,8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DLC_OSTRIC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IRT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9"/>
          <table:table-cell table:style-name="ce4"/>
          <table:table-cell table:style-name="ce19" table:formula="of:=COM.MICROSOFT.TEXTJOIN(&quot;,&quot;;1;[.$A$7];[.$A$32];[.$A$33])" office:value-type="string" office:string-value="3,28,29" calcext:value-type="string">
            <text:p>3,28,29</text:p>
          </table:table-cell>
          <table:table-cell table:style-name="ce4" office:value-type="string" calcext:value-type="string">
            <text:p>24,8,8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7" office:value-type="string" calcext:value-type="string">
            <text:p>DLC_AFRICANBUSH</text:p>
          </table:table-cell>
          <table:table-cell table:style-name="ce21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17" office:value-type="float" office:value="10000" calcext:value-type="float">
            <text:p>10000</text:p>
          </table:table-cell>
          <table:table-cell table:style-name="ce17"/>
          <table:table-cell table:style-name="ce27" table:number-columns-repeated="2"/>
          <table:table-cell table:style-name="ce21" table:content-validation-name="val5" office:value-type="string" calcext:value-type="string">
            <text:p>Tight</text:p>
          </table:table-cell>
          <table:table-cell table:style-name="ce21" table:content-validation-name="val7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LC_DRYGRASS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17"/>
          <table:table-cell table:style-name="ce17" office:value-type="float" office:value="24" calcext:value-type="float">
            <text:p>24</text:p>
          </table:table-cell>
          <table:table-cell table:style-name="ce29"/>
          <table:table-cell table:style-name="ce17"/>
          <table:table-cell table:style-name="ce29" table:formula="of:=COM.MICROSOFT.TEXTJOIN(&quot;,&quot;;1;[.$A$7])" office:value-type="string" office:string-value="3" calcext:value-type="string">
            <text:p>3</text:p>
          </table:table-cell>
          <table:table-cell table:style-name="ce17" office:value-type="float" office:value="24" calcext:value-type="float">
            <text:p>24</text:p>
          </table:table-cell>
          <table:table-cell table:style-name="ce21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7" office:value-type="string" calcext:value-type="string">
            <text:p>STONE</text:p>
          </table:table-cell>
          <table:table-cell table:style-name="ce21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float" office:value="10000" calcext:value-type="float">
            <text:p>10000</text:p>
          </table:table-cell>
          <table:table-cell table:style-name="ce17"/>
          <table:table-cell table:style-name="ce27" table:number-columns-repeated="2"/>
          <table:table-cell table:style-name="ce21" table:content-validation-name="val5" office:value-type="string" calcext:value-type="string">
            <text:p>Tight</text:p>
          </table:table-cell>
          <table:table-cell table:style-name="ce21" table:content-validation-name="val7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LC_DRYGRASS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17"/>
          <table:table-cell table:style-name="ce17" office:value-type="float" office:value="24" calcext:value-type="float">
            <text:p>24</text:p>
          </table:table-cell>
          <table:table-cell table:style-name="ce29"/>
          <table:table-cell table:style-name="ce17"/>
          <table:table-cell table:style-name="ce29" table:formula="of:=COM.MICROSOFT.TEXTJOIN(&quot;,&quot;;1;[.$A$7];[.$A$35:.$A$35])" office:value-type="string" office:string-value="3,31" calcext:value-type="string">
            <text:p>3,31</text:p>
          </table:table-cell>
          <table:table-cell table:style-name="ce17" office:value-type="string" calcext:value-type="string">
            <text:p>32,6</text:p>
          </table:table-cell>
          <table:table-cell table:style-name="ce21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7" office:value-type="string" calcext:value-type="string">
            <text:p>DLC_GOAT</text:p>
          </table:table-cell>
          <table:table-cell table:style-name="ce21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17" office:value-type="float" office:value="10000" calcext:value-type="float">
            <text:p>10000</text:p>
          </table:table-cell>
          <table:table-cell table:style-name="ce17"/>
          <table:table-cell table:style-name="ce27" table:number-columns-repeated="2"/>
          <table:table-cell table:style-name="ce21" table:content-validation-name="val5" office:value-type="string" calcext:value-type="string">
            <text:p>Tight</text:p>
          </table:table-cell>
          <table:table-cell table:style-name="ce21" table:content-validation-name="val7" office:value-type="string" calcext:value-type="string">
            <text:p>Map Size</text:p>
          </table:table-cell>
          <table:table-cell table:style-name="ce21"/>
          <table:table-cell table:style-name="ce21" office:value-type="string" calcext:value-type="string">
            <text:p>DLC_DRYGRASS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17"/>
          <table:table-cell table:style-name="ce17" office:value-type="float" office:value="24" calcext:value-type="float">
            <text:p>24</text:p>
          </table:table-cell>
          <table:table-cell table:style-name="ce29"/>
          <table:table-cell table:style-name="ce17"/>
          <table:table-cell table:style-name="ce29" table:formula="of:=COM.MICROSOFT.TEXTJOIN(&quot;,&quot;;1;[.$A$7];[.$A$35:.$A$36])" office:value-type="string" office:string-value="3,31,32" calcext:value-type="string">
            <text:p>3,31,32</text:p>
          </table:table-cell>
          <table:table-cell table:style-name="ce17" office:value-type="string" calcext:value-type="string">
            <text:p>32,6,6</text:p>
          </table:table-cell>
          <table:table-cell table:style-name="ce21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5" office:value-type="string" calcext:value-type="string">
            <text:p>FLOWER_BE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5" office:value-type="string" calcext:value-type="string">
            <text:p>FLOWERS_1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19"/>
          <table:table-cell table:style-name="ce4"/>
          <table:table-cell table:style-name="ce19" table:formula="of:=COM.MICROSOFT.TEXTJOIN(&quot;,&quot;;1;[.$A$38])" office:value-type="string" office:string-value="34" calcext:value-type="string">
            <text:p>34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5" office:value-type="string" calcext:value-type="string">
            <text:p>FLOWERS_2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19"/>
          <table:table-cell table:style-name="ce4"/>
          <table:table-cell table:style-name="ce19" table:formula="of:=COM.MICROSOFT.TEXTJOIN(&quot;,&quot;;1;[.$A$38:.$A$39])" office:value-type="string" office:string-value="34,35" calcext:value-type="string">
            <text:p>34,35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5" office:value-type="string" calcext:value-type="string">
            <text:p>FLOWERS_3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19"/>
          <table:table-cell table:style-name="ce4"/>
          <table:table-cell table:style-name="ce19" table:formula="of:=COM.MICROSOFT.TEXTJOIN(&quot;,&quot;;1;[.$A$38:.$A$40])" office:value-type="string" office:string-value="34,35,36" calcext:value-type="string">
            <text:p>34,35,36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5" office:value-type="string" calcext:value-type="string">
            <text:p>FLOWERS_4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19"/>
          <table:table-cell table:style-name="ce4"/>
          <table:table-cell table:style-name="ce19" table:formula="of:=COM.MICROSOFT.TEXTJOIN(&quot;,&quot;;1;[.$A$38:.$A$41])" office:value-type="string" office:string-value="34,35,36,37" calcext:value-type="string">
            <text:p>34,35,36,37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19"/>
          <table:table-cell table:style-name="ce4"/>
          <table:table-cell table:style-name="ce19" table:formula="of:=COM.MICROSOFT.TEXTJOIN(&quot;,&quot;;1;[.$A$38:.$A$42])" office:value-type="string" office:string-value="34,35,36,37,38" calcext:value-type="string">
            <text:p>34,35,36,37,38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5" office:value-type="string" calcext:value-type="string">
            <text:p>PLANT_RAINFOREST</text:p>
          </table:table-cell>
          <table:table-cell table:style-name="ce16" office:value-type="float" office:value="1354" calcext:value-type="float">
            <text:p>1354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19"/>
          <table:table-cell table:style-name="ce4"/>
          <table:table-cell table:style-name="ce19" table:formula="of:=COM.MICROSOFT.TEXTJOIN(&quot;,&quot;;1;[.$A$38:.$A$43])" office:value-type="string" office:string-value="34,35,36,37,38,39" calcext:value-type="string">
            <text:p>34,35,36,37,38,39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5" office:value-type="string" calcext:value-type="string">
            <text:p>FLOWER_BE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ROWN_WATER</text:p>
          </table:table-cell>
          <table:table-cell table:style-name="ce16" table:number-columns-repeated="2"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19"/>
          <table:table-cell table:style-name="ce4"/>
          <table:table-cell table:style-name="ce19" table:formula="of:=COM.MICROSOFT.TEXTJOIN(&quot;,&quot;;1;[.$A$38:.$A$44])" office:value-type="string" office:string-value="34,35,36,37,38,39,40" calcext:value-type="string">
            <text:p>34,35,36,37,38,39,40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5" office:value-type="string" calcext:value-type="string">
            <text:p>FLOWERS_1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ROWN_WATER</text:p>
          </table:table-cell>
          <table:table-cell table:style-name="ce16" table:number-columns-repeated="2"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19"/>
          <table:table-cell table:style-name="ce4"/>
          <table:table-cell table:style-name="ce19" table:formula="of:=COM.MICROSOFT.TEXTJOIN(&quot;,&quot;;1;[.$A$38:.$A$45])" office:value-type="string" office:string-value="34,35,36,37,38,39,40,41" calcext:value-type="string">
            <text:p>34,35,36,37,38,39,40,4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5" office:value-type="string" calcext:value-type="string">
            <text:p>FLOWERS_2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ROWN_WATER</text:p>
          </table:table-cell>
          <table:table-cell table:style-name="ce16" table:number-columns-repeated="2"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19"/>
          <table:table-cell table:style-name="ce4"/>
          <table:table-cell table:style-name="ce19" table:formula="of:=COM.MICROSOFT.TEXTJOIN(&quot;,&quot;;1;[.$A$38:.$A$46])" office:value-type="string" office:string-value="34,35,36,37,38,39,40,41,42" calcext:value-type="string">
            <text:p>34,35,36,37,38,39,40,41,42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5" office:value-type="string" calcext:value-type="string">
            <text:p>FLOWERS_3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ROWN_WATER</text:p>
          </table:table-cell>
          <table:table-cell table:style-name="ce16" table:number-columns-repeated="2"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19"/>
          <table:table-cell table:style-name="ce4"/>
          <table:table-cell table:style-name="ce19" table:formula="of:=COM.MICROSOFT.TEXTJOIN(&quot;,&quot;;1;[.$A$38:.$A$47])" office:value-type="string" office:string-value="34,35,36,37,38,39,40,41,42,43" calcext:value-type="string">
            <text:p>34,35,36,37,38,39,40,41,42,43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5" office:value-type="string" calcext:value-type="string">
            <text:p>FLOWERS_4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ROWN_WATER</text:p>
          </table:table-cell>
          <table:table-cell table:style-name="ce16" table:number-columns-repeated="2"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19"/>
          <table:table-cell table:style-name="ce4"/>
          <table:table-cell table:style-name="ce19" table:formula="of:=COM.MICROSOFT.TEXTJOIN(&quot;,&quot;;1;[.$A$38:.$A$48])" office:value-type="string" office:string-value="34,35,36,37,38,39,40,41,42,43,44" calcext:value-type="string">
            <text:p>34,35,36,37,38,39,40,41,42,43,44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ROWN_WATER</text:p>
          </table:table-cell>
          <table:table-cell table:style-name="ce16" table:number-columns-repeated="2"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19"/>
          <table:table-cell table:style-name="ce4"/>
          <table:table-cell table:style-name="ce19" table:formula="of:=COM.MICROSOFT.TEXTJOIN(&quot;,&quot;;1;[.$A$38:.$A$49])" office:value-type="string" office:string-value="34,35,36,37,38,39,40,41,42,43,44,45" calcext:value-type="string">
            <text:p>34,35,36,37,38,39,40,41,42,43,44,45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5" office:value-type="string" calcext:value-type="string">
            <text:p>PLANT_RAINFOREST</text:p>
          </table:table-cell>
          <table:table-cell table:style-name="ce16" office:value-type="float" office:value="1354" calcext:value-type="float">
            <text:p>1354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style-name="ce13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ROWN_WATER</text:p>
          </table:table-cell>
          <table:table-cell table:style-name="ce16" table:number-columns-repeated="2"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19"/>
          <table:table-cell table:style-name="ce4"/>
          <table:table-cell table:style-name="ce19" table:formula="of:=COM.MICROSOFT.TEXTJOIN(&quot;,&quot;;1;[.$A$38:.$A$50])" office:value-type="string" office:string-value="34,35,36,37,38,39,40,41,42,43,44,45,46" calcext:value-type="string">
            <text:p>34,35,36,37,38,39,40,41,42,43,44,45,46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9" table:formula="of:=COM.MICROSOFT.TEXTJOIN(&quot;,&quot;;1;[.$A$5];[.$A$52])" office:value-type="string" office:string-value="1,48" calcext:value-type="string">
            <text:p>1,48</text:p>
          </table:table-cell>
          <table:table-cell table:style-name="ce20" office:value-type="string" calcext:value-type="string">
            <text:p>4,2</text:p>
          </table:table-cell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9" table:formula="of:=COM.MICROSOFT.TEXTJOIN(&quot;,&quot;;1;[.$A$5];[.$A$52:.$A$53])" office:value-type="string" office:string-value="1,48,49" calcext:value-type="string">
            <text:p>1,48,49</text:p>
          </table:table-cell>
          <table:table-cell table:style-name="ce20" office:value-type="string" calcext:value-type="string">
            <text:p>4,2,2</text:p>
          </table:table-cell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9" table:formula="of:=COM.MICROSOFT.TEXTJOIN(&quot;,&quot;;1;[.$A$5];[.$A$52:.$A$54])" office:value-type="string" office:string-value="1,48,49,50" calcext:value-type="string">
            <text:p>1,48,49,50</text:p>
          </table:table-cell>
          <table:table-cell table:style-name="ce24" office:value-type="string" calcext:value-type="string">
            <text:p>4,2,2,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9" table:formula="of:=COM.MICROSOFT.TEXTJOIN(&quot;,&quot;;1;[.$A$5];[.$A$52:.$A$55])" office:value-type="string" office:string-value="1,48,49,50,51" calcext:value-type="string">
            <text:p>1,48,49,50,51</text:p>
          </table:table-cell>
          <table:table-cell table:style-name="ce20" office:value-type="string" calcext:value-type="string">
            <text:p>4,2,2,2,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BEACH</text:p>
          </table:table-cell>
          <table:table-cell table:style-name="ce4" table:number-columns-repeated="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9" table:formula="of:=COM.MICROSOFT.TEXTJOIN(&quot;,&quot;;1;[.$A$52:.$A$56])" office:value-type="string" office:string-value="48,49,50,51,52" calcext:value-type="string">
            <text:p>48,49,50,51,52</text:p>
          </table:table-cell>
          <table:table-cell table:style-name="ce20" office:value-type="string" calcext:value-type="string">
            <text:p>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BEACH</text:p>
          </table:table-cell>
          <table:table-cell table:style-name="ce4" table:number-columns-repeated="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9" table:formula="of:=COM.MICROSOFT.TEXTJOIN(&quot;,&quot;;1;[.$A$52:.$A$57])" office:value-type="string" office:string-value="48,49,50,51,52,53" calcext:value-type="string">
            <text:p>48,49,50,51,52,53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BEACH</text:p>
          </table:table-cell>
          <table:table-cell table:style-name="ce4" table:number-columns-repeated="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9" table:formula="of:=COM.MICROSOFT.TEXTJOIN(&quot;,&quot;;1;[.$A$52:.$A$58])" office:value-type="string" office:string-value="48,49,50,51,52,53,54" calcext:value-type="string">
            <text:p>48,49,50,51,52,53,54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BEACH</text:p>
          </table:table-cell>
          <table:table-cell table:style-name="ce4" table:number-columns-repeated="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9" table:formula="of:=COM.MICROSOFT.TEXTJOIN(&quot;,&quot;;1;[.$A$52:.$A$59])" office:value-type="string" office:string-value="48,49,50,51,52,53,54,55" calcext:value-type="string">
            <text:p>48,49,50,51,52,53,54,55</text:p>
          </table:table-cell>
          <table:table-cell table:style-name="ce24" office:value-type="string" calcext:value-type="string">
            <text:p>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BEACH</text:p>
          </table:table-cell>
          <table:table-cell table:style-name="ce4" table:number-columns-repeated="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9" table:formula="of:=COM.MICROSOFT.TEXTJOIN(&quot;,&quot;;1;[.$A$52:.$A$60])" office:value-type="string" office:string-value="48,49,50,51,52,53,54,55,56" calcext:value-type="string">
            <text:p>48,49,50,51,52,53,54,55,56</text:p>
          </table:table-cell>
          <table:table-cell table:style-name="ce20" office:value-type="string" calcext:value-type="string">
            <text:p>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IRT4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9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IRT4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9" table:formula="of:=COM.MICROSOFT.TEXTJOIN(&quot;,&quot;;1;[.$A$7];[.$A$62])" office:value-type="string" office:string-value="3,58" calcext:value-type="string">
            <text:p>3,58</text:p>
          </table:table-cell>
          <table:table-cell table:style-name="ce20" office:value-type="string" calcext:value-type="string">
            <text:p>4,2</text:p>
          </table:table-cell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IRT4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9" table:formula="of:=COM.MICROSOFT.TEXTJOIN(&quot;,&quot;;1;[.$A$7];[.$A$62:.$A$63])" office:value-type="string" office:string-value="3,58,59" calcext:value-type="string">
            <text:p>3,58,59</text:p>
          </table:table-cell>
          <table:table-cell table:style-name="ce20" office:value-type="string" calcext:value-type="string">
            <text:p>4,2,2</text:p>
          </table:table-cell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IRT4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9" table:formula="of:=COM.MICROSOFT.TEXTJOIN(&quot;,&quot;;1;[.$A$7];[.$A$62:.$A$64])" office:value-type="string" office:string-value="3,58,59,60" calcext:value-type="string">
            <text:p>3,58,59,60</text:p>
          </table:table-cell>
          <table:table-cell table:style-name="ce20" office:value-type="string" calcext:value-type="string">
            <text:p>4,2,2,2</text:p>
          </table:table-cell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IRT4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9" table:formula="of:=COM.MICROSOFT.TEXTJOIN(&quot;,&quot;;1;[.$A$7];[.$A$62:.$A$65])" office:value-type="string" office:string-value="3,58,59,60,61" calcext:value-type="string">
            <text:p>3,58,59,60,61</text:p>
          </table:table-cell>
          <table:table-cell table:style-name="ce24" office:value-type="string" calcext:value-type="string">
            <text:p>4,2,2,2,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IRT4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9" table:formula="of:=COM.MICROSOFT.TEXTJOIN(&quot;,&quot;;1;[.$A$7];[.$A$62:.$A$66])" office:value-type="string" office:string-value="3,58,59,60,61,62" calcext:value-type="string">
            <text:p>3,58,59,60,61,62</text:p>
          </table:table-cell>
          <table:table-cell table:style-name="ce20" office:value-type="string" calcext:value-type="string">
            <text:p>4,2,2,2,2,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ING_FOREST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9" table:formula="of:=COM.MICROSOFT.TEXTJOIN(&quot;,&quot;;1;[.$A$67])" office:value-type="string" office:string-value="63" calcext:value-type="string">
            <text:p>63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ING_FOREST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9" table:formula="of:=COM.MICROSOFT.TEXTJOIN(&quot;,&quot;;1;[.$A$67:.$A$68])" office:value-type="string" office:string-value="63,64" calcext:value-type="string">
            <text:p>63,64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ING_FOREST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9" table:formula="of:=COM.MICROSOFT.TEXTJOIN(&quot;,&quot;;1;[.$A$67:.$A$69])" office:value-type="string" office:string-value="63,64,65" calcext:value-type="string">
            <text:p>63,64,65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ING_FOREST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9" table:formula="of:=COM.MICROSOFT.TEXTJOIN(&quot;,&quot;;1;[.$A$67:.$A$70])" office:value-type="string" office:string-value="63,64,65,66" calcext:value-type="string">
            <text:p>63,64,65,66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ING_FOREST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9" table:formula="of:=COM.MICROSOFT.TEXTJOIN(&quot;,&quot;;1;[.$A$67:.$A$71])" office:value-type="string" office:string-value="63,64,65,66,67" calcext:value-type="string">
            <text:p>63,64,65,66,67</text:p>
          </table:table-cell>
          <table:table-cell table:style-name="ce24" office:value-type="string" calcext:value-type="string">
            <text:p>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ING_FOREST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9" table:formula="of:=COM.MICROSOFT.TEXTJOIN(&quot;,&quot;;1;[.$A$67:.$A$72])" office:value-type="string" office:string-value="63,64,65,66,67,68" calcext:value-type="string">
            <text:p>63,64,65,66,67,68</text:p>
          </table:table-cell>
          <table:table-cell table:style-name="ce20" office:value-type="string" calcext:value-type="string">
            <text:p>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9"/>
          <table:table-cell table:style-name="ce20"/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9" table:formula="of:=COM.MICROSOFT.TEXTJOIN(&quot;,&quot;;1;[.$A$74])" office:value-type="string" office:string-value="70" calcext:value-type="string">
            <text:p>70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9" table:formula="of:=COM.MICROSOFT.TEXTJOIN(&quot;,&quot;;1;[.$A$74:.$A$75])" office:value-type="string" office:string-value="70,71" calcext:value-type="string">
            <text:p>70,71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9" table:formula="of:=COM.MICROSOFT.TEXTJOIN(&quot;,&quot;;1;[.$A$74:.$A$76])" office:value-type="string" office:string-value="70,71,72" calcext:value-type="string">
            <text:p>70,71,72</text:p>
          </table:table-cell>
          <table:table-cell table:style-name="ce24" office:value-type="string" calcext:value-type="string">
            <text:p>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9" table:formula="of:=COM.MICROSOFT.TEXTJOIN(&quot;,&quot;;1;[.$A$74:.$A$77])" office:value-type="string" office:string-value="70,71,72,73" calcext:value-type="string">
            <text:p>70,71,72,73</text:p>
          </table:table-cell>
          <table:table-cell table:style-name="ce20" office:value-type="string" calcext:value-type="string">
            <text:p>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7];[.$A$79])" office:value-type="string" office:string-value="3,75" calcext:value-type="string">
            <text:p>3,75</text:p>
          </table:table-cell>
          <table:table-cell table:style-name="ce4" office:value-type="string" calcext:value-type="string">
            <text:p>6,4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7];[.$A$81])" office:value-type="string" office:string-value="3,77" calcext:value-type="string">
            <text:p>3,77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7];[.$A$81:.$A$82])" office:value-type="string" office:string-value="3,77,78" calcext:value-type="string">
            <text:p>3,77,78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80</text:p>
          </table:table-cell>
          <table:table-cell table:style-name="ce15" office:value-type="string" calcext:value-type="string">
            <text:p>DLC_GOA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9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7];[.$A$81:.$A$83])" office:value-type="string" office:string-value="3,77,78,79" calcext:value-type="string">
            <text:p>3,77,78,79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81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6"/>
          <table:table-cell table:style-name="ce15" office:value-type="float" office:value="1" calcext:value-type="float">
            <text:p>1</text:p>
          </table:table-cell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7];[.$A$11])" office:value-type="string" office:string-value="3,7" calcext:value-type="string">
            <text:p>3,7</text:p>
          </table:table-cell>
          <table:table-cell table:style-name="ce4" office:value-type="string" calcext:value-type="string">
            <text:p>10,6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82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7];[.$A$11];[.$A$85])" office:value-type="string" office:string-value="3,7,81" calcext:value-type="string">
            <text:p>3,7,81</text:p>
          </table:table-cell>
          <table:table-cell table:style-name="ce4" office:value-type="string" calcext:value-type="string">
            <text:p>10,6,4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83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7];[.$A$11];[.$A$85:.$A$86])" office:value-type="string" office:string-value="3,7,81,82" calcext:value-type="string">
            <text:p>3,7,81,82</text:p>
          </table:table-cell>
          <table:table-cell table:style-name="ce4" office:value-type="string" calcext:value-type="string">
            <text:p>10,6,4,4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84</text:p>
          </table:table-cell>
          <table:table-cell table:style-name="ce15" office:value-type="string" calcext:value-type="string">
            <text:p>LUREABLE</text:p>
          </table:table-cell>
          <table:table-cell table:style-name="ce15"/>
          <table:table-cell table:style-name="ce15" office:value-type="string" calcext:value-type="string">
            <text:p>CRATER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table:number-columns-repeated="8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7];[.$A$11];[.$A$85:.$A$87])" office:value-type="string" office:string-value="3,7,81,82,83" calcext:value-type="string">
            <text:p>3,7,81,82,83</text:p>
          </table:table-cell>
          <table:table-cell table:style-name="ce4" office:value-type="string" calcext:value-type="string">
            <text:p>8,6,4,4,4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85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DLC_DRYGRASS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9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86</text:p>
          </table:table-cell>
          <table:table-cell table:style-name="ce15" office:value-type="string" calcext:value-type="string">
            <text:p>DLC_GOA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DLC_DRYGRASS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7])" office:value-type="string" office:string-value="3" calcext:value-type="string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7];[.$A$89])" office:value-type="string" office:string-value="3,85" calcext:value-type="string">
            <text:p>3,85</text:p>
          </table:table-cell>
          <table:table-cell table:style-name="ce4" office:value-type="string" calcext:value-type="string">
            <text:p>20,4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2"/>
          <table:table-cell table:number-columns-repeated="989"/>
        </table:table-row>
        <table:table-row table:style-name="ro3">
          <table:table-cell table:style-name="ce20" office:value-type="string" calcext:value-type="string">
            <text:p>87</text:p>
          </table:table-cell>
          <table:table-cell table:style-name="ce15" office:value-type="string" calcext:value-type="string">
            <text:p>DLC_VULTURE</text:p>
          </table:table-cell>
          <table:table-cell table:style-name="ce4"/>
          <table:table-cell table:style-name="ce15" table:number-columns-repeated="2"/>
          <table:table-cell table:style-name="ce25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25" table:content-validation-name="val5" office:value-type="string" calcext:value-type="string">
            <text:p>Tight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20" table:number-columns-repeated="2"/>
          <table:table-cell table:style-name="ce25" table:content-validation-name="val9" office:value-type="string" calcext:value-type="string">
            <text:p>Yes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5" table:content-validation-name="val4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4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2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 style:data-style-name="N2" text:time-value="21:23:11.5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1T15:25:07.657000000</dc:date>
    <meta:editing-duration>P21DT21M36S</meta:editing-duration>
    <meta:editing-cycles>658</meta:editing-cycles>
    <meta:generator>LibreOffice/7.1.3.2$Windows_X86_64 LibreOffice_project/47f78053abe362b9384784d31a6e56f8511eb1c1</meta:generator>
    <meta:document-statistic meta:table-count="1" meta:cell-count="1286" meta:object-count="0"/>
  </office:meta>
</office:document-meta>
</file>